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audio file analysis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wine read() d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ffset, seconds</text:p>
          </table:table-cell>
          <table:table-cell office:value-type="string" calcext:value-type="string">
            <text:p>Offset, bytes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dBD</text:p>
          </table:table-cell>
          <table:table-cell office:value-type="float" office:value="0" calcext:value-type="float">
            <text:p>0</text:p>
          </table:table-cell>
          <table:table-cell table:formula="of:=[.C3]/[.$C$32]*[.$D$32]" office:value-type="float" office:value="0" calcext:value-type="float">
            <text:p>0</text:p>
          </table:table-cell>
          <table:table-cell table:formula="of:=[.C4]-[.C3]" office:value-type="float" office:value="0.292" calcext:value-type="float">
            <text:p>0,292</text:p>
          </table:table-cell>
          <table:table-cell table:formula="of:=[.D4]-[.D3]" office:value-type="float" office:value="25754.7691044899" calcext:value-type="float">
            <text:p>25755</text:p>
          </table:table-cell>
          <table:table-cell office:value-type="string" calcext:value-type="string">
            <text:p>n</text:p>
          </table:table-cell>
          <table:table-cell office:value-type="float" office:value="25844" calcext:value-type="float">
            <text:p>25844</text:p>
          </table:table-cell>
          <table:table-cell table:formula="of:=0" office:value-type="float" office:value="0" calcext:value-type="float">
            <text:p>0</text:p>
          </table:table-cell>
          <table:table-cell table:formula="of:=[.I3]+[.H3]" office:value-type="float" office:value="25844" calcext:value-type="float">
            <text:p>258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09BD</text:p>
          </table:table-cell>
          <table:table-cell office:value-type="float" office:value="0.292" calcext:value-type="float">
            <text:p>0,292</text:p>
          </table:table-cell>
          <table:table-cell table:formula="of:=[.C4]/[.$C$32]*[.$D$32]" office:value-type="float" office:value="25754.7691044899" calcext:value-type="float">
            <text:p>25755</text:p>
          </table:table-cell>
          <table:table-cell table:formula="of:=[.C5]-[.C4]" office:value-type="float" office:value="0.193" calcext:value-type="float">
            <text:p>0,193</text:p>
          </table:table-cell>
          <table:table-cell table:formula="of:=[.D5]-[.D4]" office:value-type="float" office:value="17022.8439628991" calcext:value-type="float">
            <text:p>17023</text:p>
          </table:table-cell>
          <table:table-cell office:value-type="string" calcext:value-type="string">
            <text:p>n</text:p>
          </table:table-cell>
          <table:table-cell office:value-type="float" office:value="17014" calcext:value-type="float">
            <text:p>17014</text:p>
          </table:table-cell>
          <table:table-cell table:formula="of:=[.J3]" office:value-type="float" office:value="25844" calcext:value-type="float">
            <text:p>25844</text:p>
          </table:table-cell>
          <table:table-cell table:formula="of:=[.I4]+[.H4]" office:value-type="float" office:value="42858" calcext:value-type="float">
            <text:p>42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BD</text:p>
          </table:table-cell>
          <table:table-cell office:value-type="float" office:value="0.485" calcext:value-type="float">
            <text:p>0,485</text:p>
          </table:table-cell>
          <table:table-cell table:formula="of:=[.C5]/[.$C$32]*[.$D$32]" office:value-type="float" office:value="42777.613067389" calcext:value-type="float">
            <text:p>42778</text:p>
          </table:table-cell>
          <table:table-cell table:formula="of:=[.C6]-[.C5]" office:value-type="float" office:value="1.24" calcext:value-type="float">
            <text:p>1,24</text:p>
          </table:table-cell>
          <table:table-cell table:formula="of:=[.D6]-[.D5]" office:value-type="float" office:value="109369.567430025" calcext:value-type="float">
            <text:p>109370</text:p>
          </table:table-cell>
          <table:table-cell office:value-type="string" calcext:value-type="string">
            <text:p>n</text:p>
          </table:table-cell>
          <table:table-cell office:value-type="float" office:value="109324" calcext:value-type="float">
            <text:p>109324</text:p>
          </table:table-cell>
          <table:table-cell table:formula="of:=[.J4]" office:value-type="float" office:value="42858" calcext:value-type="float">
            <text:p>42858</text:p>
          </table:table-cell>
          <table:table-cell table:formula="of:=[.I5]+[.H5]" office:value-type="float" office:value="152182" calcext:value-type="float">
            <text:p>1521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ungleBD</text:p>
          </table:table-cell>
          <table:table-cell office:value-type="float" office:value="1.725" calcext:value-type="float">
            <text:p>1,725</text:p>
          </table:table-cell>
          <table:table-cell table:formula="of:=[.C6]/[.$C$32]*[.$D$32]" office:value-type="float" office:value="152147.180497414" calcext:value-type="float">
            <text:p>152147</text:p>
          </table:table-cell>
          <table:table-cell table:formula="of:=[.C7]-[.C6]" office:value-type="float" office:value="0.23" calcext:value-type="float">
            <text:p>0,23</text:p>
          </table:table-cell>
          <table:table-cell table:formula="of:=[.D7]-[.D6]" office:value-type="float" office:value="20286.2907329886" calcext:value-type="float">
            <text:p>20286</text:p>
          </table:table-cell>
          <table:table-cell office:value-type="string" calcext:value-type="string">
            <text:p>n</text:p>
          </table:table-cell>
          <table:table-cell office:value-type="float" office:value="20214" calcext:value-type="float">
            <text:p>20214</text:p>
          </table:table-cell>
          <table:table-cell table:formula="of:=[.J5]" office:value-type="float" office:value="152182" calcext:value-type="float">
            <text:p>152182</text:p>
          </table:table-cell>
          <table:table-cell table:formula="of:=[.I6]+[.H6]" office:value-type="float" office:value="172396" calcext:value-type="float">
            <text:p>1723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ipBD</text:p>
          </table:table-cell>
          <table:table-cell office:value-type="float" office:value="1.955" calcext:value-type="float">
            <text:p>1,955</text:p>
          </table:table-cell>
          <table:table-cell table:formula="of:=[.C7]/[.$C$32]*[.$D$32]" office:value-type="float" office:value="172433.471230403" calcext:value-type="float">
            <text:p>172433</text:p>
          </table:table-cell>
          <table:table-cell table:formula="of:=[.C8]-[.C7]" office:value-type="float" office:value="0.191" calcext:value-type="float">
            <text:p>0,191</text:p>
          </table:table-cell>
          <table:table-cell table:formula="of:=[.D8]-[.D7]" office:value-type="float" office:value="16846.4414347862" calcext:value-type="float">
            <text:p>16846</text:p>
          </table:table-cell>
          <table:table-cell office:value-type="string" calcext:value-type="string">
            <text:p>n</text:p>
          </table:table-cell>
          <table:table-cell office:value-type="float" office:value="16928" calcext:value-type="float">
            <text:p>16928</text:p>
          </table:table-cell>
          <table:table-cell table:formula="of:=[.J6]" office:value-type="float" office:value="172396" calcext:value-type="float">
            <text:p>172396</text:p>
          </table:table-cell>
          <table:table-cell table:formula="of:=[.I7]+[.H7]" office:value-type="float" office:value="189324" calcext:value-type="float">
            <text:p>1893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ardcore909BD1</text:p>
          </table:table-cell>
          <table:table-cell office:value-type="float" office:value="2.146" calcext:value-type="float">
            <text:p>2,146</text:p>
          </table:table-cell>
          <table:table-cell table:formula="of:=[.C8]/[.$C$32]*[.$D$32]" office:value-type="float" office:value="189279.912665189" calcext:value-type="float">
            <text:p>189280</text:p>
          </table:table-cell>
          <table:table-cell table:formula="of:=[.C9]-[.C8]" office:value-type="float" office:value="0.355" calcext:value-type="float">
            <text:p>0,355</text:p>
          </table:table-cell>
          <table:table-cell table:formula="of:=[.D9]-[.D8]" office:value-type="float" office:value="31311.4487400476" calcext:value-type="float">
            <text:p>31311</text:p>
          </table:table-cell>
          <table:table-cell office:value-type="string" calcext:value-type="string">
            <text:p>n</text:p>
          </table:table-cell>
          <table:table-cell office:value-type="float" office:value="31188" calcext:value-type="float">
            <text:p>31188</text:p>
          </table:table-cell>
          <table:table-cell table:formula="of:=[.J7]" office:value-type="float" office:value="189324" calcext:value-type="float">
            <text:p>189324</text:p>
          </table:table-cell>
          <table:table-cell table:formula="of:=[.I8]+[.H8]" office:value-type="float" office:value="220512" calcext:value-type="float">
            <text:p>2205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ardcore909BD2</text:p>
          </table:table-cell>
          <table:table-cell office:value-type="float" office:value="2.501" calcext:value-type="float">
            <text:p>2,501</text:p>
          </table:table-cell>
          <table:table-cell table:formula="of:=[.C9]/[.$C$32]*[.$D$32]" office:value-type="float" office:value="220591.361405237" calcext:value-type="float">
            <text:p>220591</text:p>
          </table:table-cell>
          <table:table-cell table:formula="of:=[.C10]-[.C9]" office:value-type="float" office:value="0.403" calcext:value-type="float">
            <text:p>0,403</text:p>
          </table:table-cell>
          <table:table-cell table:formula="of:=[.D10]-[.D9]" office:value-type="float" office:value="35545.1094147583" calcext:value-type="float">
            <text:p>35545</text:p>
          </table:table-cell>
          <table:table-cell office:value-type="string" calcext:value-type="string">
            <text:p>n</text:p>
          </table:table-cell>
          <table:table-cell office:value-type="float" office:value="35622" calcext:value-type="float">
            <text:p>35622</text:p>
          </table:table-cell>
          <table:table-cell table:formula="of:=[.J8]" office:value-type="float" office:value="220512" calcext:value-type="float">
            <text:p>220512</text:p>
          </table:table-cell>
          <table:table-cell table:formula="of:=[.I9]+[.H9]" office:value-type="float" office:value="256134" calcext:value-type="float">
            <text:p>256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6Snare</text:p>
          </table:table-cell>
          <table:table-cell office:value-type="float" office:value="2.904" calcext:value-type="float">
            <text:p>2,904</text:p>
          </table:table-cell>
          <table:table-cell table:formula="of:=[.C10]/[.$C$32]*[.$D$32]" office:value-type="float" office:value="256136.470819995" calcext:value-type="float">
            <text:p>256136</text:p>
          </table:table-cell>
          <table:table-cell table:formula="of:=[.C11]-[.C10]" office:value-type="float" office:value="0.182" calcext:value-type="float">
            <text:p>0,182</text:p>
          </table:table-cell>
          <table:table-cell table:formula="of:=[.D11]-[.D10]" office:value-type="float" office:value="16052.6300582779" calcext:value-type="float">
            <text:p>16053</text:p>
          </table:table-cell>
          <table:table-cell office:value-type="string" calcext:value-type="string">
            <text:p>n</text:p>
          </table:table-cell>
          <table:table-cell office:value-type="float" office:value="16008" calcext:value-type="float">
            <text:p>16008</text:p>
          </table:table-cell>
          <table:table-cell table:formula="of:=[.J9]" office:value-type="float" office:value="256134" calcext:value-type="float">
            <text:p>256134</text:p>
          </table:table-cell>
          <table:table-cell table:formula="of:=[.I10]+[.H10]" office:value-type="float" office:value="272142" calcext:value-type="float">
            <text:p>2721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ungleSnare</text:p>
          </table:table-cell>
          <table:table-cell office:value-type="float" office:value="3.086" calcext:value-type="float">
            <text:p>3,086</text:p>
          </table:table-cell>
          <table:table-cell table:formula="of:=[.C11]/[.$C$32]*[.$D$32]" office:value-type="float" office:value="272189.100878273" calcext:value-type="float">
            <text:p>272189</text:p>
          </table:table-cell>
          <table:table-cell table:formula="of:=[.C12]-[.C11]" office:value-type="float" office:value="0.189" calcext:value-type="float">
            <text:p>0,189</text:p>
          </table:table-cell>
          <table:table-cell table:formula="of:=[.D12]-[.D11]" office:value-type="float" office:value="16670.0389066733" calcext:value-type="float">
            <text:p>16670</text:p>
          </table:table-cell>
          <table:table-cell office:value-type="string" calcext:value-type="string">
            <text:p>n</text:p>
          </table:table-cell>
          <table:table-cell office:value-type="float" office:value="16706" calcext:value-type="float">
            <text:p>16706</text:p>
          </table:table-cell>
          <table:table-cell table:formula="of:=[.J10]" office:value-type="float" office:value="272142" calcext:value-type="float">
            <text:p>272142</text:p>
          </table:table-cell>
          <table:table-cell table:formula="of:=[.I11]+[.H11]" office:value-type="float" office:value="288848" calcext:value-type="float">
            <text:p>288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ardSnare</text:p>
          </table:table-cell>
          <table:table-cell office:value-type="float" office:value="3.275" calcext:value-type="float">
            <text:p>3,275</text:p>
          </table:table-cell>
          <table:table-cell table:formula="of:=[.C12]/[.$C$32]*[.$D$32]" office:value-type="float" office:value="288859.139784946" calcext:value-type="float">
            <text:p>288859</text:p>
          </table:table-cell>
          <table:table-cell table:formula="of:=[.C13]-[.C12]" office:value-type="float" office:value="0.378" calcext:value-type="float">
            <text:p>0,378</text:p>
          </table:table-cell>
          <table:table-cell table:formula="of:=[.D13]-[.D12]" office:value-type="float" office:value="33340.0778133465" calcext:value-type="float">
            <text:p>33340</text:p>
          </table:table-cell>
          <table:table-cell office:value-type="string" calcext:value-type="string">
            <text:p>n</text:p>
          </table:table-cell>
          <table:table-cell office:value-type="float" office:value="33510" calcext:value-type="float">
            <text:p>33510</text:p>
          </table:table-cell>
          <table:table-cell table:formula="of:=[.J11]" office:value-type="float" office:value="288848" calcext:value-type="float">
            <text:p>288848</text:p>
          </table:table-cell>
          <table:table-cell table:formula="of:=[.I12]+[.H12]" office:value-type="float" office:value="322358" calcext:value-type="float">
            <text:p>3223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08Snare</text:p>
          </table:table-cell>
          <table:table-cell office:value-type="float" office:value="3.653" calcext:value-type="float">
            <text:p>3,653</text:p>
          </table:table-cell>
          <table:table-cell table:formula="of:=[.C13]/[.$C$32]*[.$D$32]" office:value-type="float" office:value="322199.217598293" calcext:value-type="float">
            <text:p>322199</text:p>
          </table:table-cell>
          <table:table-cell table:formula="of:=[.C14]-[.C13]" office:value-type="float" office:value="0.0920000000000001" calcext:value-type="float">
            <text:p>0,092</text:p>
          </table:table-cell>
          <table:table-cell table:formula="of:=[.D14]-[.D13]" office:value-type="float" office:value="8114.51629319548" calcext:value-type="float">
            <text:p>8115</text:p>
          </table:table-cell>
          <table:table-cell office:value-type="string" calcext:value-type="string">
            <text:p>n</text:p>
          </table:table-cell>
          <table:table-cell office:value-type="float" office:value="7878" calcext:value-type="float">
            <text:p>7878</text:p>
          </table:table-cell>
          <table:table-cell table:formula="of:=[.J12]" office:value-type="float" office:value="322358" calcext:value-type="float">
            <text:p>322358</text:p>
          </table:table-cell>
          <table:table-cell table:formula="of:=[.I13]+[.H13]" office:value-type="float" office:value="330236" calcext:value-type="float">
            <text:p>3302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.Snare1</text:p>
          </table:table-cell>
          <table:table-cell office:value-type="float" office:value="3.745" calcext:value-type="float">
            <text:p>3,745</text:p>
          </table:table-cell>
          <table:table-cell table:formula="of:=[.C14]/[.$C$32]*[.$D$32]" office:value-type="float" office:value="330313.733891488" calcext:value-type="float">
            <text:p>330314</text:p>
          </table:table-cell>
          <table:table-cell table:formula="of:=[.C15]-[.C14]" office:value-type="float" office:value="0.245" calcext:value-type="float">
            <text:p>0,245</text:p>
          </table:table-cell>
          <table:table-cell table:formula="of:=[.D15]-[.D14]" office:value-type="float" office:value="21609.3096938357" calcext:value-type="float">
            <text:p>21609</text:p>
          </table:table-cell>
          <table:table-cell office:value-type="string" calcext:value-type="string">
            <text:p>n</text:p>
          </table:table-cell>
          <table:table-cell office:value-type="float" office:value="21688" calcext:value-type="float">
            <text:p>21688</text:p>
          </table:table-cell>
          <table:table-cell table:formula="of:=[.J13]" office:value-type="float" office:value="330236" calcext:value-type="float">
            <text:p>330236</text:p>
          </table:table-cell>
          <table:table-cell table:formula="of:=[.I14]+[.H14]" office:value-type="float" office:value="351924" calcext:value-type="float">
            <text:p>3519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.Snare2</text:p>
          </table:table-cell>
          <table:table-cell office:value-type="float" office:value="3.99" calcext:value-type="float">
            <text:p>3,99</text:p>
          </table:table-cell>
          <table:table-cell table:formula="of:=[.C15]/[.$C$32]*[.$D$32]" office:value-type="float" office:value="351923.043585324" calcext:value-type="float">
            <text:p>351923</text:p>
          </table:table-cell>
          <table:table-cell table:formula="of:=[.C16]-[.C15]" office:value-type="float" office:value="0.196" calcext:value-type="float">
            <text:p>0,196</text:p>
          </table:table-cell>
          <table:table-cell table:formula="of:=[.D16]-[.D15]" office:value-type="float" office:value="17287.4477550685" calcext:value-type="float">
            <text:p>17287</text:p>
          </table:table-cell>
          <table:table-cell office:value-type="string" calcext:value-type="string">
            <text:p>n</text:p>
          </table:table-cell>
          <table:table-cell office:value-type="float" office:value="17280" calcext:value-type="float">
            <text:p>17280</text:p>
          </table:table-cell>
          <table:table-cell table:formula="of:=[.J14]" office:value-type="float" office:value="351924" calcext:value-type="float">
            <text:p>351924</text:p>
          </table:table-cell>
          <table:table-cell table:formula="of:=[.I15]+[.H15]" office:value-type="float" office:value="369204" calcext:value-type="float">
            <text:p>3692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909Snare</text:p>
          </table:table-cell>
          <table:table-cell office:value-type="float" office:value="4.186" calcext:value-type="float">
            <text:p>4,186</text:p>
          </table:table-cell>
          <table:table-cell table:formula="of:=[.C16]/[.$C$32]*[.$D$32]" office:value-type="float" office:value="369210.491340392" calcext:value-type="float">
            <text:p>369210</text:p>
          </table:table-cell>
          <table:table-cell table:formula="of:=[.C17]-[.C16]" office:value-type="float" office:value="0.155" calcext:value-type="float">
            <text:p>0,155</text:p>
          </table:table-cell>
          <table:table-cell table:formula="of:=[.D17]-[.D16]" office:value-type="float" office:value="13671.1959287532" calcext:value-type="float">
            <text:p>13671</text:p>
          </table:table-cell>
          <table:table-cell office:value-type="string" calcext:value-type="string">
            <text:p>n</text:p>
          </table:table-cell>
          <table:table-cell office:value-type="float" office:value="13772" calcext:value-type="float">
            <text:p>13772</text:p>
          </table:table-cell>
          <table:table-cell table:formula="of:=[.J15]" office:value-type="float" office:value="369204" calcext:value-type="float">
            <text:p>369204</text:p>
          </table:table-cell>
          <table:table-cell table:formula="of:=[.I16]+[.H16]" office:value-type="float" office:value="382976" calcext:value-type="float">
            <text:p>3829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09Clap</text:p>
          </table:table-cell>
          <table:table-cell office:value-type="float" office:value="4.341" calcext:value-type="float">
            <text:p>4,341</text:p>
          </table:table-cell>
          <table:table-cell table:formula="of:=[.C17]/[.$C$32]*[.$D$32]" office:value-type="float" office:value="382881.687269146" calcext:value-type="float">
            <text:p>382882</text:p>
          </table:table-cell>
          <table:table-cell table:formula="of:=[.C18]-[.C17]" office:value-type="float" office:value="0.229" calcext:value-type="float">
            <text:p>0,229</text:p>
          </table:table-cell>
          <table:table-cell table:formula="of:=[.D18]-[.D17]" office:value-type="float" office:value="20198.0894689321" calcext:value-type="float">
            <text:p>20198</text:p>
          </table:table-cell>
          <table:table-cell office:value-type="string" calcext:value-type="string">
            <text:p>n</text:p>
          </table:table-cell>
          <table:table-cell office:value-type="float" office:value="20112" calcext:value-type="float">
            <text:p>20112</text:p>
          </table:table-cell>
          <table:table-cell table:formula="of:=[.J16]" office:value-type="float" office:value="382976" calcext:value-type="float">
            <text:p>382976</text:p>
          </table:table-cell>
          <table:table-cell table:formula="of:=[.I17]+[.H17]" office:value-type="float" office:value="403088" calcext:value-type="float">
            <text:p>4030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napClap</text:p>
          </table:table-cell>
          <table:table-cell office:value-type="float" office:value="4.57" calcext:value-type="float">
            <text:p>4,57</text:p>
          </table:table-cell>
          <table:table-cell table:formula="of:=[.C18]/[.$C$32]*[.$D$32]" office:value-type="float" office:value="403079.776738078" calcext:value-type="float">
            <text:p>403080</text:p>
          </table:table-cell>
          <table:table-cell table:formula="of:=[.C19]-[.C18]" office:value-type="float" office:value="0.222" calcext:value-type="float">
            <text:p>0,222</text:p>
          </table:table-cell>
          <table:table-cell table:formula="of:=[.D19]-[.D18]" office:value-type="float" office:value="19580.6806205368" calcext:value-type="float">
            <text:p>19581</text:p>
          </table:table-cell>
          <table:table-cell office:value-type="string" calcext:value-type="string">
            <text:p>n</text:p>
          </table:table-cell>
          <table:table-cell office:value-type="float" office:value="19552" calcext:value-type="float">
            <text:p>19552</text:p>
          </table:table-cell>
          <table:table-cell table:formula="of:=[.J17]" office:value-type="float" office:value="403088" calcext:value-type="float">
            <text:p>403088</text:p>
          </table:table-cell>
          <table:table-cell table:formula="of:=[.I18]+[.H18]" office:value-type="float" office:value="422640" calcext:value-type="float">
            <text:p>42264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imshot</text:p>
          </table:table-cell>
          <table:table-cell office:value-type="float" office:value="4.792" calcext:value-type="float">
            <text:p>4,792</text:p>
          </table:table-cell>
          <table:table-cell table:formula="of:=[.C19]/[.$C$32]*[.$D$32]" office:value-type="float" office:value="422660.457358615" calcext:value-type="float">
            <text:p>422660</text:p>
          </table:table-cell>
          <table:table-cell table:formula="of:=[.C20]-[.C19]" office:value-type="float" office:value="0.0960000000000001" calcext:value-type="float">
            <text:p>0,096</text:p>
          </table:table-cell>
          <table:table-cell table:formula="of:=[.D20]-[.D19]" office:value-type="float" office:value="8467.32134942128" calcext:value-type="float">
            <text:p>8467</text:p>
          </table:table-cell>
          <table:table-cell office:value-type="string" calcext:value-type="string">
            <text:p>n</text:p>
          </table:table-cell>
          <table:table-cell office:value-type="float" office:value="8482" calcext:value-type="float">
            <text:p>8482</text:p>
          </table:table-cell>
          <table:table-cell table:formula="of:=[.J18]" office:value-type="float" office:value="422640" calcext:value-type="float">
            <text:p>422640</text:p>
          </table:table-cell>
          <table:table-cell table:formula="of:=[.I19]+[.H19]" office:value-type="float" office:value="431122" calcext:value-type="float">
            <text:p>4311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09OpenHH</text:p>
          </table:table-cell>
          <table:table-cell office:value-type="float" office:value="4.888" calcext:value-type="float">
            <text:p>4,888</text:p>
          </table:table-cell>
          <table:table-cell table:formula="of:=[.C20]/[.$C$32]*[.$D$32]" office:value-type="float" office:value="431127.778708036" calcext:value-type="float">
            <text:p>431128</text:p>
          </table:table-cell>
          <table:table-cell table:formula="of:=[.C21]-[.C20]" office:value-type="float" office:value="0.569" calcext:value-type="float">
            <text:p>0,569</text:p>
          </table:table-cell>
          <table:table-cell table:formula="of:=[.D21]-[.D20]" office:value-type="float" office:value="50186.5192481327" calcext:value-type="float">
            <text:p>50187</text:p>
          </table:table-cell>
          <table:table-cell office:value-type="string" calcext:value-type="string">
            <text:p>n</text:p>
          </table:table-cell>
          <table:table-cell office:value-type="float" office:value="41428" calcext:value-type="float">
            <text:p>41428</text:p>
          </table:table-cell>
          <table:table-cell table:formula="of:=[.J19]" office:value-type="float" office:value="431122" calcext:value-type="float">
            <text:p>431122</text:p>
          </table:table-cell>
          <table:table-cell table:formula="of:=[.I20]+[.H20]" office:value-type="float" office:value="472550" calcext:value-type="float">
            <text:p>4725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09ClosedHH</text:p>
          </table:table-cell>
          <table:table-cell office:value-type="float" office:value="5.457" calcext:value-type="float">
            <text:p>5,457</text:p>
          </table:table-cell>
          <table:table-cell table:formula="of:=[.C21]/[.$C$32]*[.$D$32]" office:value-type="float" office:value="481314.297956168" calcext:value-type="float">
            <text:p>481314</text:p>
          </table:table-cell>
          <table:table-cell table:formula="of:=[.C22]-[.C21]" office:value-type="float" office:value="-0.0620000000000003" calcext:value-type="float">
            <text:p>-0,062</text:p>
          </table:table-cell>
          <table:table-cell table:formula="of:=[.D22]-[.D21]" office:value-type="float" office:value="-5468.47837150132" calcext:value-type="float">
            <text:p>-5468</text:p>
          </table:table-cell>
          <table:table-cell office:value-type="string" calcext:value-type="string">
            <text:p>n</text:p>
          </table:table-cell>
          <table:table-cell office:value-type="float" office:value="3310" calcext:value-type="float">
            <text:p>3310</text:p>
          </table:table-cell>
          <table:table-cell table:formula="of:=[.J20]" office:value-type="float" office:value="472550" calcext:value-type="float">
            <text:p>472550</text:p>
          </table:table-cell>
          <table:table-cell table:formula="of:=[.I21]+[.H21]" office:value-type="float" office:value="475860" calcext:value-type="float">
            <text:p>4758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909PedalHH</text:p>
          </table:table-cell>
          <table:table-cell office:value-type="float" office:value="5.395" calcext:value-type="float">
            <text:p>5,395</text:p>
          </table:table-cell>
          <table:table-cell table:formula="of:=[.C22]/[.$C$32]*[.$D$32]" office:value-type="float" office:value="475845.819584667" calcext:value-type="float">
            <text:p>475846</text:p>
          </table:table-cell>
          <table:table-cell table:formula="of:=[.C23]-[.C22]" office:value-type="float" office:value="0.111000000000001" calcext:value-type="float">
            <text:p>0,111</text:p>
          </table:table-cell>
          <table:table-cell table:formula="of:=[.D23]-[.D22]" office:value-type="float" office:value="9790.34031026851" calcext:value-type="float">
            <text:p>9790</text:p>
          </table:table-cell>
          <table:table-cell office:value-type="string" calcext:value-type="string">
            <text:p>n</text:p>
          </table:table-cell>
          <table:table-cell office:value-type="float" office:value="9720" calcext:value-type="float">
            <text:p>9720</text:p>
          </table:table-cell>
          <table:table-cell table:formula="of:=[.J21]" office:value-type="float" office:value="475860" calcext:value-type="float">
            <text:p>475860</text:p>
          </table:table-cell>
          <table:table-cell table:formula="of:=[.I22]+[.H22]" office:value-type="float" office:value="485580" calcext:value-type="float">
            <text:p>4855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c.OpenHH</text:p>
          </table:table-cell>
          <table:table-cell office:value-type="float" office:value="5.506" calcext:value-type="float">
            <text:p>5,506</text:p>
          </table:table-cell>
          <table:table-cell table:formula="of:=[.C23]/[.$C$32]*[.$D$32]" office:value-type="float" office:value="485636.159894936" calcext:value-type="float">
            <text:p>485636</text:p>
          </table:table-cell>
          <table:table-cell table:formula="of:=[.C24]-[.C23]" office:value-type="float" office:value="0.783" calcext:value-type="float">
            <text:p>0,783</text:p>
          </table:table-cell>
          <table:table-cell table:formula="of:=[.D24]-[.D23]" office:value-type="float" office:value="69061.5897562177" calcext:value-type="float">
            <text:p>69062</text:p>
          </table:table-cell>
          <table:table-cell office:value-type="string" calcext:value-type="string">
            <text:p>n</text:p>
          </table:table-cell>
          <table:table-cell office:value-type="float" office:value="69088" calcext:value-type="float">
            <text:p>69088</text:p>
          </table:table-cell>
          <table:table-cell table:formula="of:=[.J22]" office:value-type="float" office:value="485580" calcext:value-type="float">
            <text:p>485580</text:p>
          </table:table-cell>
          <table:table-cell table:formula="of:=[.I23]+[.H23]" office:value-type="float" office:value="554668" calcext:value-type="float">
            <text:p>5546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c.ClosedHH</text:p>
          </table:table-cell>
          <table:table-cell office:value-type="float" office:value="6.289" calcext:value-type="float">
            <text:p>6,289</text:p>
          </table:table-cell>
          <table:table-cell table:formula="of:=[.C24]/[.$C$32]*[.$D$32]" office:value-type="float" office:value="554697.749651153" calcext:value-type="float">
            <text:p>554698</text:p>
          </table:table-cell>
          <table:table-cell table:formula="of:=[.C25]-[.C24]" office:value-type="float" office:value="0.069" calcext:value-type="float">
            <text:p>0,069</text:p>
          </table:table-cell>
          <table:table-cell table:formula="of:=[.D25]-[.D24]" office:value-type="float" office:value="6085.88721989642" calcext:value-type="float">
            <text:p>6086</text:p>
          </table:table-cell>
          <table:table-cell office:value-type="string" calcext:value-type="string">
            <text:p>n</text:p>
          </table:table-cell>
          <table:table-cell office:value-type="float" office:value="6012" calcext:value-type="float">
            <text:p>6012</text:p>
          </table:table-cell>
          <table:table-cell table:formula="of:=[.J23]" office:value-type="float" office:value="554668" calcext:value-type="float">
            <text:p>554668</text:p>
          </table:table-cell>
          <table:table-cell table:formula="of:=[.I24]+[.H24]" office:value-type="float" office:value="560680" calcext:value-type="float">
            <text:p>56068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09Crash</text:p>
          </table:table-cell>
          <table:table-cell office:value-type="float" office:value="6.358" calcext:value-type="float">
            <text:p>6,358</text:p>
          </table:table-cell>
          <table:table-cell table:formula="of:=[.C25]/[.$C$32]*[.$D$32]" office:value-type="float" office:value="560783.63687105" calcext:value-type="float">
            <text:p>560784</text:p>
          </table:table-cell>
          <table:table-cell table:formula="of:=[.C26]-[.C25]" office:value-type="float" office:value="0.921" calcext:value-type="float">
            <text:p>0,921</text:p>
          </table:table-cell>
          <table:table-cell table:formula="of:=[.D26]-[.D25]" office:value-type="float" office:value="81233.3641960109" calcext:value-type="float">
            <text:p>81233</text:p>
          </table:table-cell>
          <table:table-cell office:value-type="string" calcext:value-type="string">
            <text:p>n</text:p>
          </table:table-cell>
          <table:table-cell office:value-type="float" office:value="81344" calcext:value-type="float">
            <text:p>81344</text:p>
          </table:table-cell>
          <table:table-cell table:formula="of:=[.J24]" office:value-type="float" office:value="560680" calcext:value-type="float">
            <text:p>560680</text:p>
          </table:table-cell>
          <table:table-cell table:formula="of:=[.I25]+[.H25]" office:value-type="float" office:value="642024" calcext:value-type="float">
            <text:p>6420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[HipHop]</text:p>
          </table:table-cell>
          <table:table-cell office:value-type="float" office:value="7.279" calcext:value-type="float">
            <text:p>7,279</text:p>
          </table:table-cell>
          <table:table-cell table:formula="of:=[.C26]/[.$C$32]*[.$D$32]" office:value-type="float" office:value="642017.001067061" calcext:value-type="float">
            <text:p>642017</text:p>
          </table:table-cell>
          <table:table-cell table:formula="of:=[.C27]-[.C26]" office:value-type="float" office:value="0.948" calcext:value-type="float">
            <text:p>0,948</text:p>
          </table:table-cell>
          <table:table-cell table:formula="of:=[.D27]-[.D26]" office:value-type="float" office:value="83614.7983255356" calcext:value-type="float">
            <text:p>83615</text:p>
          </table:table-cell>
          <table:table-cell office:value-type="string" calcext:value-type="string">
            <text:p>y</text:p>
          </table:table-cell>
          <table:table-cell office:value-type="float" office:value="82834" calcext:value-type="float">
            <text:p>82834</text:p>
          </table:table-cell>
          <table:table-cell table:formula="of:=[.J25]" office:value-type="float" office:value="642024" calcext:value-type="float">
            <text:p>642024</text:p>
          </table:table-cell>
          <table:table-cell table:formula="of:=[.I26]+[.H26]" office:value-type="float" office:value="724858" calcext:value-type="float">
            <text:p>7248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[FunkyDrummer]</text:p>
          </table:table-cell>
          <table:table-cell table:formula="of:=[.C26]+(1.896/2)" office:value-type="float" office:value="8.227" calcext:value-type="float">
            <text:p>8,227</text:p>
          </table:table-cell>
          <table:table-cell table:formula="of:=[.C27]/[.$C$32]*[.$D$32]" office:value-type="float" office:value="725631.799392596" calcext:value-type="float">
            <text:p>725632</text:p>
          </table:table-cell>
          <table:table-cell table:formula="of:=[.C28]-[.C27]" office:value-type="float" office:value="1.038" calcext:value-type="float">
            <text:p>1,038</text:p>
          </table:table-cell>
          <table:table-cell table:formula="of:=[.D28]-[.D27]" office:value-type="float" office:value="91552.9120906182" calcext:value-type="float">
            <text:p>91553</text:p>
          </table:table-cell>
          <table:table-cell office:value-type="string" calcext:value-type="string">
            <text:p>y</text:p>
          </table:table-cell>
          <table:table-cell office:value-type="float" office:value="92400" calcext:value-type="float">
            <text:p>92400</text:p>
          </table:table-cell>
          <table:table-cell table:formula="of:=[.J26]" office:value-type="float" office:value="724858" calcext:value-type="float">
            <text:p>724858</text:p>
          </table:table-cell>
          <table:table-cell table:formula="of:=[.I27]+[.H27]" office:value-type="float" office:value="817258" calcext:value-type="float">
            <text:p>8172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[Giz1]</text:p>
          </table:table-cell>
          <table:table-cell office:value-type="float" office:value="9.265" calcext:value-type="float">
            <text:p>9,265</text:p>
          </table:table-cell>
          <table:table-cell table:formula="of:=[.C28]/[.$C$32]*[.$D$32]" office:value-type="float" office:value="817184.711483214" calcext:value-type="float">
            <text:p>817185</text:p>
          </table:table-cell>
          <table:table-cell table:formula="of:=[.C29]-[.C28]" office:value-type="float" office:value="0.75" calcext:value-type="float">
            <text:p>0,75</text:p>
          </table:table-cell>
          <table:table-cell table:formula="of:=[.D29]-[.D28]" office:value-type="float" office:value="66150.9480423541" calcext:value-type="float">
            <text:p>66151</text:p>
          </table:table-cell>
          <table:table-cell office:value-type="string" calcext:value-type="string">
            <text:p>y</text:p>
          </table:table-cell>
          <table:table-cell office:value-type="float" office:value="66046" calcext:value-type="float">
            <text:p>66046</text:p>
          </table:table-cell>
          <table:table-cell table:formula="of:=[.J27]" office:value-type="float" office:value="817258" calcext:value-type="float">
            <text:p>817258</text:p>
          </table:table-cell>
          <table:table-cell table:formula="of:=[.I28]+[.H28]" office:value-type="float" office:value="883304" calcext:value-type="float">
            <text:p>8833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[Giz2]</text:p>
          </table:table-cell>
          <table:table-cell office:value-type="float" office:value="10.015" calcext:value-type="float">
            <text:p>10,015</text:p>
          </table:table-cell>
          <table:table-cell table:formula="of:=[.C29]/[.$C$32]*[.$D$32]" office:value-type="float" office:value="883335.659525569" calcext:value-type="float">
            <text:p>883336</text:p>
          </table:table-cell>
          <table:table-cell table:formula="of:=[.C30]-[.C29]" office:value-type="float" office:value="0.747999999999999" calcext:value-type="float">
            <text:p>0,748</text:p>
          </table:table-cell>
          <table:table-cell table:formula="of:=[.D30]-[.D29]" office:value-type="float" office:value="65974.5455142411" calcext:value-type="float">
            <text:p>65975</text:p>
          </table:table-cell>
          <table:table-cell office:value-type="string" calcext:value-type="string">
            <text:p>y</text:p>
          </table:table-cell>
          <table:table-cell office:value-type="float" office:value="66046" calcext:value-type="float">
            <text:p>66046</text:p>
          </table:table-cell>
          <table:table-cell table:formula="of:=[.J28]" office:value-type="float" office:value="883304" calcext:value-type="float">
            <text:p>883304</text:p>
          </table:table-cell>
          <table:table-cell table:formula="of:=[.I29]+[.H29]" office:value-type="float" office:value="949350" calcext:value-type="float">
            <text:p>9493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[Jungle1]</text:p>
          </table:table-cell>
          <table:table-cell office:value-type="float" office:value="10.763" calcext:value-type="float">
            <text:p>10,763</text:p>
          </table:table-cell>
          <table:table-cell table:formula="of:=[.C30]/[.$C$32]*[.$D$32]" office:value-type="float" office:value="949310.20503981" calcext:value-type="float">
            <text:p>949310</text:p>
          </table:table-cell>
          <table:table-cell table:formula="of:=[.C31]-[.C30]" office:value-type="float" office:value="0.710000000000001" calcext:value-type="float">
            <text:p>0,71</text:p>
          </table:table-cell>
          <table:table-cell table:formula="of:=[.D31]-[.D30]" office:value-type="float" office:value="62622.8974800954" calcext:value-type="float">
            <text:p>62623</text:p>
          </table:table-cell>
          <table:table-cell office:value-type="string" calcext:value-type="string">
            <text:p>y</text:p>
          </table:table-cell>
          <table:table-cell office:value-type="float" office:value="62598" calcext:value-type="float">
            <text:p>62598</text:p>
          </table:table-cell>
          <table:table-cell table:formula="of:=[.J29]" office:value-type="float" office:value="949350" calcext:value-type="float">
            <text:p>949350</text:p>
          </table:table-cell>
          <table:table-cell table:formula="of:=[.I30]+[.H30]" office:value-type="float" office:value="1011948" calcext:value-type="float">
            <text:p>10119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[Jungle2]</text:p>
          </table:table-cell>
          <table:table-cell office:value-type="float" office:value="11.473" calcext:value-type="float">
            <text:p>11,473</text:p>
          </table:table-cell>
          <table:table-cell table:formula="of:=[.C31]/[.$C$32]*[.$D$32]" office:value-type="float" office:value="1011933.10251991" calcext:value-type="float">
            <text:p>1011933</text:p>
          </table:table-cell>
          <table:table-cell table:formula="of:=[.C32]-[.C31]" office:value-type="float" office:value="0.709999999999999" calcext:value-type="float">
            <text:p>0,71</text:p>
          </table:table-cell>
          <table:table-cell table:formula="of:=[.D32]-[.D31]" office:value-type="float" office:value="62622.897480095" calcext:value-type="float">
            <text:p>62623</text:p>
          </table:table-cell>
          <table:table-cell office:value-type="string" calcext:value-type="string">
            <text:p>y</text:p>
          </table:table-cell>
          <table:table-cell office:value-type="float" office:value="62598" calcext:value-type="float">
            <text:p>62598</text:p>
          </table:table-cell>
          <table:table-cell table:formula="of:=[.J30]" office:value-type="float" office:value="1011948" calcext:value-type="float">
            <text:p>1011948</text:p>
          </table:table-cell>
          <table:table-cell table:formula="of:=[.I31]+[.H31]" office:value-type="float" office:value="1074546" calcext:value-type="float">
            <text:p>1074546</text:p>
          </table:table-cell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float" office:value="12.183" calcext:value-type="float">
            <text:p>12,183</text:p>
          </table:table-cell>
          <table:table-cell table:style-name="Default" office:value-type="float" office:value="1074556" calcext:value-type="float">
            <text:p>1074556</text:p>
          </table:table-cell>
          <table:table-cell/>
          <table:table-cell table:style-name="Default"/>
          <table:table-cell table:number-columns-repeated="2"/>
          <table:table-cell table:formula="of:=[.J31]" office:value-type="float" office:value="1074546" calcext:value-type="float">
            <text:p>10745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 style:data-style-name="N2" text:time-value="19:21:18.087517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iner Wetzel</meta:initial-creator>
    <meta:creation-date>2016-02-28T17:51:50.172008248</meta:creation-date>
    <dc:date>2016-03-03T19:27:17.021095995</dc:date>
    <dc:creator>Rainer Wetzel</dc:creator>
    <meta:editing-duration>PT18M2S</meta:editing-duration>
    <meta:editing-cycles>7</meta:editing-cycles>
    <meta:generator>LibreOffice/4.3.3.2$Linux_X86_64 LibreOffice_project/430m0$Build-2</meta:generator>
    <meta:document-statistic meta:table-count="1" meta:cell-count="305" meta:object-count="0"/>
  </office:meta>
</office:document-meta>
</file>